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a899" officeooo:paragraph-rsid="000aa899"/>
    </style:style>
    <style:style style:name="P2" style:family="paragraph" style:parent-style-name="Standard">
      <style:paragraph-properties fo:text-align="start" style:justify-single-word="false"/>
      <style:text-properties officeooo:rsid="000aa899" officeooo:paragraph-rsid="000aa899"/>
    </style:style>
    <style:style style:name="P3" style:family="paragraph" style:parent-style-name="Standard">
      <style:paragraph-properties fo:text-align="start" style:justify-single-word="false"/>
      <style:text-properties officeooo:rsid="000aa899" officeooo:paragraph-rsid="000aa899"/>
    </style:style>
    <style:style style:name="P4" style:family="paragraph" style:parent-style-name="Standard">
      <style:paragraph-properties fo:text-align="start" style:justify-single-word="false"/>
      <style:text-properties officeooo:rsid="000c2534" officeooo:paragraph-rsid="000c2534"/>
    </style:style>
    <style:style style:name="P5" style:family="paragraph">
      <loext:graphic-properties draw:fill="none" draw:fill-color="#ffffff"/>
    </style:style>
    <style:style style:name="T1" style:family="text">
      <style:text-properties officeooo:rsid="000c2534"/>
    </style:style>
    <style:style style:name="gr1" style:family="graphic">
      <style:graphic-properties draw:stroke="none" svg:stroke-color="#000000" draw:fill="none" draw:fill-color="#ffffff" fo:min-height="6.8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7.28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4.8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G335E Analysis of Algorithms</text:p>
      <text:p text:style-name="P1">Assignment2 Report</text:p>
      <text:p text:style-name="P2"><draw:frame text:anchor-type="paragraph" draw:z-index="0" draw:name="Şekil1" draw:style-name="gr1" draw:text-style-name="P5" svg:width="11.889cm" svg:height="6.818cm" svg:x="7.112cm" svg:y="0.275cm"><draw:text-box><text:p>Vehicle* heap_extract_min(Vehicle* vehicles, int &amp;heap_size){</text:p><text:p><text:s text:c="4"/>if (heap_size &lt; 1){<text:tab/><text:tab/><text:tab/><text:tab/>//O(1)</text:p><text:p><text:s text:c="8"/>cout &lt;&lt;"What did you do? Where is the heap"&lt;&lt;endl; //O(1)</text:p><text:p><text:s text:c="4"/>} </text:p><text:p/><text:p><text:s text:c="4"/>Vehicle* min = new Vehicle; <text:s/><text:tab/><text:tab/>//O(1)</text:p><text:p><text:s text:c="4"/>min[0] = vehicles[0]; <text:s text:c="9"/><text:tab/><text:tab/>//O(1)</text:p><text:p><text:s text:c="4"/>vehicles[0] = vehicles[heap_size – 1];<text:tab/>//O(1)</text:p><text:p><text:s text:c="4"/>heap_size--;<text:tab/><text:tab/><text:tab/><text:tab/><text:tab/>//O(1)</text:p><text:p><text:s text:c="4"/>min_heapify2(vehicles, heap_size, 0);<text:tab/>//O(lgn)</text:p><text:p><text:s text:c="4"/>return min;</text:p><text:p>}</text:p></draw:text-box></draw:frame>Part 1:</text:p>
      <text:p text:style-name="P2"><text:span text:style-name="T1">Total number operations: </text:span>O(<text:span text:style-name="T1">6)</text:span> + O(lg n)</text:p>
      <text:p text:style-name="P4">There is no loop so </text:p>
      <text:p text:style-name="P2"><draw:frame text:anchor-type="paragraph" draw:z-index="1" draw:name="Şekil2" draw:style-name="gr2" draw:text-style-name="P5" svg:width="13.881cm" svg:height="7.287cm" svg:x="4.96cm" svg:y="6.486cm"><draw:text-box><text:p>void decreaseKey(Vehicle vehicles[], int &amp;heap_size, int key, bool flag = false){ //--------------------------------------------------------------------------</text:p><text:p><text:s text:c="4"/>if (not flag)<text:tab/><text:tab/><text:tab/><text:tab/><text:tab/><text:tab/><text:tab/><text:tab/>//O(1)</text:p><text:p><text:s text:c="8"/>vehicles[key].time = -1;<text:tab/><text:tab/><text:tab/><text:tab/><text:tab/><text:tab/>//O(1)</text:p><text:p><text:s text:c="4"/>while(key &gt; 0 &amp;&amp; vehicles[key] &lt; vehicles[(key-1)/2]){ </text:p><text:p><text:s text:c="8"/>swap(vehicles[(key -1) / 2], vehicles[key]);<text:tab/><text:tab/><text:tab/>//O(3)</text:p><text:p><text:s text:c="8"/>key = (key - 1) /2; <text:tab/><text:tab/><text:tab/><text:tab/><text:tab/><text:tab/>//O(1)</text:p><text:p><text:s text:c="4"/>}</text:p><text:p>}</text:p><text:p/></draw:text-box></draw:frame><text:span text:style-name="T1">t</text:span>he dominant term is O(lg n)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Here we have a loop. In the</text:p>
      <text:p text:style-name="P4">worst case it will iterate from </text:p>
      <text:p text:style-name="P4">leaves up to the root, having a </text:p>
      <text:p text:style-name="P4">total length of lgn. So in the worst</text:p>
      <text:p text:style-name="P4">case we have </text:p>
      <text:p text:style-name="P4">O(lgn) * ( O(4) ) + O(O(2))</text:p>
      <text:p text:style-name="P4"/>
      <text:p text:style-name="P4">which gives us an asymptotic upperbound O(lgn).</text:p>
      <text:p text:style-name="P4"/>
      <text:p text:style-name="P4"/>
      <text:p text:style-name="P2"/>
      <text:p text:style-name="P2"><text:span text:style-name="T1">Total number operations: </text:span>O(<text:span text:style-name="T1">6)</text:span> + O(lg n)</text:p>
      <text:p text:style-name="P4"><draw:frame text:anchor-type="paragraph" draw:z-index="2" draw:name="Şekil3" draw:style-name="gr3" draw:text-style-name="P5" svg:width="13.473cm" svg:height="4.871cm" svg:x="5.041cm" svg:y="0.252cm"><draw:text-box><text:p>void minHeapInsert(Vehicle vehicles[], Request &amp;request, int &amp;heap_size, Vehicle &amp;gone){</text:p><text:p><text:s text:c="4"/>heap_size++;<text:tab/><text:tab/><text:tab/> <text:tab/><text:tab/><text:tab/>//O(1)</text:p><text:p><text:s text:c="4"/>gone.distance = request.distance; <text:s text:c="3"/><text:tab/><text:tab/><text:tab/>//O(1)</text:p><text:p><text:s text:c="4"/>gone.location = request.location;<text:tab/> <text:tab/><text:tab/><text:tab/>//O(1)</text:p><text:p><text:s text:c="4"/>gone.calculateTime();<text:tab/><text:tab/><text:tab/><text:tab/><text:tab/>//O(1)</text:p><text:p><text:s text:c="4"/>vehicles[heap_size -1] = gone;<text:tab/><text:tab/><text:tab/><text:tab/>//O(1)</text:p><text:p><text:s text:c="4"/>decreaseKey(vehicles, heap_size, <text:s/>heap_size - 1, true);<text:tab/>//O(lgn)</text:p><text:p>} <text:s text:c="2"/></text:p></draw:text-box></draw:frame>There is no loop so </text:p>
      <text:p text:style-name="P2"><text:span text:style-name="T1">t</text:span>he dominant term is O(lg n)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7T14:49:19.898031384</meta:creation-date>
    <meta:generator>LibreOffice/6.0.7.3$Linux_X86_64 LibreOffice_project/00m0$Build-3</meta:generator>
    <dc:date>2021-12-17T15:24:34.415709744</dc:date>
    <meta:editing-duration>PT11M58S</meta:editing-duration>
    <meta:editing-cycles>2</meta:editing-cycles>
    <meta:document-statistic meta:table-count="0" meta:image-count="0" meta:object-count="0" meta:page-count="1" meta:paragraph-count="16" meta:word-count="89" meta:character-count="445" meta:non-whitespace-character-count="367"/>
  </office:meta>
</office:document-meta>
</file>